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6pt" fo:language="en" fo:country="GB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4pt" fo:language="en" fo:country="GB" fo:font-style="normal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4pt" fo:language="en" fo:country="GB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2pt" fo:language="en" fo:country="GB" fo:font-style="italic" fo:font-weight="normal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rebuchet MS" fo:font-size="12pt" fo:language="en" fo:country="GB" fo:font-style="normal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 MS" fo:font-size="12pt" fo:language="en" fo:country="GB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rebuchet MS" fo:font-size="11pt" fo:language="en" fo:country="GB" fo:font-style="italic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13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rebuchet MS" fo:font-size="12pt" fo:language="en" fo:country="GB" fo:font-style="normal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rebuchet MS" fo:font-size="14pt" fo:language="en" fo:country="GB" fo:font-style="normal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rebuchet MS" fo:font-size="12pt" fo:language="en" fo:country="GB" fo:font-style="normal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5" style:family="text">
      <style:text-properties style:font-name="Trebuchet MS" fo:font-size="12pt" fo:language="en" fo:country="GB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" style:family="text">
      <style:text-properties style:font-name="Trebuchet MS" fo:font-size="14pt" fo:language="en" fo:country="GB" fo:font-style="normal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checkbox form:name="Check Box 1" form:control-implementation="ooo:com.sun.star.form.component.CheckBox" xml:id="control1" form:id="control1" form:label="Experienced in acting but not using android smartphon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Experienced in using android smartphones but not in acting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No experience in either acting or using android smartphon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label="Experienced in acting and using android smartphon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 Box 1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Check Box 3" form:control-implementation="ooo:com.sun.star.form.component.CheckBox" xml:id="control8" form:id="control8" form:label="Excellen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9" form:id="control9" form:label="Goo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0" form:id="control10" form:label="Okay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1" form:id="control11" form:label="Poo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2" form:id="control12" form:label="Very Poo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3" form:id="control13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4" form:id="control14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 Box 1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Check Box 2" form:control-implementation="ooo:com.sun.star.form.component.CheckBox" xml:id="control16" form:id="control16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7" form:id="control17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 Box 1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Check Box 2" form:control-implementation="ooo:com.sun.star.form.component.CheckBox" xml:id="control19" form:id="control19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0" form:id="control20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1" form:id="control21" form:label="Don't Know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2" form:id="control22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3" form:id="control23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4" form:id="control24" form:label="Don't Know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5" form:id="control25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6" form:id="control26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7" form:id="control27" form:label="Don't Know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8" form:id="control28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9" form:id="control29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0" form:id="control30" form:label="Don't Know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1" form:id="control31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2" form:id="control32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3" form:id="control33" form:label="Don't Know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4" form:id="control34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5" form:id="control35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6" form:id="control36" form:label="Don't Know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7" form:id="control37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8" form:id="control38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9" form:id="control39" form:label="Don't Know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0" form:id="control40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1" form:id="control41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 Box 1" form:control-implementation="ooo:com.sun.star.form.component.TextField" xml:id="control42" form:id="control4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Check Box 2" form:control-implementation="ooo:com.sun.star.form.component.CheckBox" xml:id="control43" form:id="control43" form:label="Y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4" form:id="control44" form:label="No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">The Importance of Being Android</text:p>
      <text:p text:style-name="P1">Questionnaire</text:p>
      <text:p text:style-name="P1"/>
      <text:p text:style-name="P1"/>
      <text:p text:style-name="P9">Question 1:</text:p>
      <text:p text:style-name="P10"/>
      <text:p text:style-name="P10"><text:tab/>Select the most appropriate (Please only tick one).</text:p>
      <text:p text:style-name="P10"/>
      <text:p text:style-name="P3"><text:span text:style-name="T1"><text:tab/></text:span><text:span text:style-name="T1"><draw:control text:anchor-type="as-char" draw:z-index="3" draw:style-name="gr1" draw:text-style-name="P18" svg:width="10.602cm" svg:height="0.825cm" draw:control="control4"/></text:span></text:p>
      <text:p text:style-name="P3"><text:span text:style-name="T1"><text:tab/></text:span><text:span text:style-name="T1"><draw:control text:anchor-type="as-char" draw:z-index="0" draw:style-name="gr1" draw:text-style-name="P18" svg:width="11.448cm" svg:height="0.825cm" draw:control="control1"/></text:span></text:p>
      <text:p text:style-name="P3"><text:span text:style-name="T1"><text:tab/></text:span><text:span text:style-name="T1"><draw:control text:anchor-type="as-char" draw:z-index="1" draw:style-name="gr1" draw:text-style-name="P18" svg:width="11.845cm" svg:height="0.825cm" draw:control="control2"/></text:span></text:p>
      <text:p text:style-name="P3"><text:span text:style-name="T1"><text:tab/></text:span><text:span text:style-name="T1"><draw:control text:anchor-type="as-char" draw:z-index="2" draw:style-name="gr1" draw:text-style-name="P18" svg:width="12.242cm" svg:height="0.825cm" draw:control="control3"/></text:span></text:p>
      <text:p text:style-name="P10"><text:tab/></text:p>
      <text:p text:style-name="P9">Question 2:</text:p>
      <text:p text:style-name="P9"/>
      <text:p text:style-name="P2"><text:span text:style-name="T1"><text:tab/></text:span><text:span text:style-name="T2">Did you have any difficulty in completing the tasks?</text:span></text:p>
      <text:p text:style-name="P11"/>
      <text:p text:style-name="P2"><text:tab/><text:tab/><text:tab/><draw:control text:anchor-type="as-char" svg:y="-0.439cm" draw:z-index="4" draw:style-name="gr2" draw:text-style-name="P18" svg:width="1.396cm" svg:height="0.825cm" draw:control="control5"/><text:tab/><text:tab/><text:tab/><text:tab/><draw:control text:anchor-type="as-char" svg:y="-0.439cm" draw:z-index="5" draw:style-name="gr2" draw:text-style-name="P18" svg:width="1.396cm" svg:height="0.825cm" draw:control="control6"/></text:p>
      <text:p text:style-name="P2"/>
      <text:p text:style-name="P12">If Yes, please specify the tasks you had problems with, and why.</text:p>
      <text:p text:style-name="P6"><draw:control text:anchor-type="as-char" draw:z-index="6" draw:style-name="gr3" draw:text-style-name="P18" svg:width="16.934cm" svg:height="4.539cm" draw:control="control7"/></text:p>
      <text:p text:style-name="P6"/>
      <text:p text:style-name="P7"/>
      <text:p text:style-name="P7">Question 3:</text:p>
      <text:p text:style-name="P7"/>
      <text:p text:style-name="P7"><text:tab/><text:span text:style-name="T3">How would you rate the overall design of the app?</text:span></text:p>
      <text:p text:style-name="P8"/>
      <text:p text:style-name="P7"><text:span text:style-name="T3"><text:tab/></text:span><text:span text:style-name="T3"><draw:control text:anchor-type="as-char" svg:y="-0.439cm" draw:z-index="7" draw:style-name="gr2" draw:text-style-name="P18" svg:width="2.849cm" svg:height="0.825cm" draw:control="control8"/></text:span><text:span text:style-name="T3"><text:tab/></text:span><text:span text:style-name="T3"><draw:control text:anchor-type="as-char" svg:y="-0.439cm" draw:z-index="8" draw:style-name="gr2" draw:text-style-name="P18" svg:width="2.313cm" svg:height="0.825cm" draw:control="control9"/></text:span><text:span text:style-name="T3"><text:tab/></text:span><text:span text:style-name="T3"><draw:control text:anchor-type="as-char" svg:y="-0.439cm" draw:z-index="9" draw:style-name="gr2" draw:text-style-name="P18" svg:width="1.992cm" svg:height="0.825cm" draw:control="control10"/></text:span><text:span text:style-name="T3"><text:tab/></text:span><text:span text:style-name="T3"><draw:control text:anchor-type="as-char" svg:y="-0.439cm" draw:z-index="10" draw:style-name="gr2" draw:text-style-name="P18" svg:width="1.856cm" svg:height="0.825cm" draw:control="control11"/></text:span><text:span text:style-name="T3"><text:tab/></text:span><text:span text:style-name="T3"><draw:control text:anchor-type="as-char" svg:y="-0.439cm" draw:z-index="11" draw:style-name="gr2" draw:text-style-name="P18" svg:width="2.991cm" svg:height="0.825cm" draw:control="control12"/></text:span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Question 4:</text:p>
      <text:p text:style-name="P7"/>
      <text:p text:style-name="P7"><text:tab/><text:span text:style-name="T3">Was there any part of the design you liked in particular?</text:span></text:p>
      <text:p text:style-name="P8"/>
      <text:p text:style-name="P4"><text:span text:style-name="T3"><text:tab/><text:tab/><text:tab/></text:span><text:span text:style-name="T3"><draw:control text:anchor-type="as-char" svg:y="-0.439cm" draw:z-index="12" draw:style-name="gr2" draw:text-style-name="P18" svg:width="1.396cm" svg:height="0.825cm" draw:control="control13"/></text:span><text:span text:style-name="T3"><text:tab/><text:tab/><text:tab/><text:tab/></text:span><text:span text:style-name="T3"><draw:control text:anchor-type="as-char" svg:y="-0.439cm" draw:z-index="13" draw:style-name="gr2" draw:text-style-name="P18" svg:width="1.396cm" svg:height="0.825cm" draw:control="control14"/></text:span></text:p>
      <text:p text:style-name="P5"/>
      <text:p text:style-name="P12">If Yes, please specify the parts you liked and why</text:p>
      <text:p text:style-name="P6"><draw:control text:anchor-type="as-char" draw:z-index="14" draw:style-name="gr3" draw:text-style-name="P18" svg:width="16.934cm" svg:height="4.539cm" draw:control="control15"/></text:p>
      <text:p text:style-name="P6"/>
      <text:p text:style-name="P8"/>
      <text:p text:style-name="P7">Question 5:</text:p>
      <text:p text:style-name="P7"/>
      <text:p text:style-name="P7"><text:tab/><text:span text:style-name="T3">Was there any part of the design you didn't like, or found confusing?</text:span></text:p>
      <text:p text:style-name="P8"/>
      <text:p text:style-name="P4"><text:span text:style-name="T3"><text:tab/><text:tab/><text:tab/></text:span><text:span text:style-name="T3"><draw:control text:anchor-type="as-char" svg:y="-0.439cm" draw:z-index="15" draw:style-name="gr2" draw:text-style-name="P18" svg:width="1.396cm" svg:height="0.825cm" draw:control="control16"/></text:span><text:span text:style-name="T3"><text:tab/><text:tab/><text:tab/><text:tab/></text:span><text:span text:style-name="T3"><draw:control text:anchor-type="as-char" svg:y="-0.439cm" draw:z-index="16" draw:style-name="gr2" draw:text-style-name="P18" svg:width="1.396cm" svg:height="0.825cm" draw:control="control17"/></text:span></text:p>
      <text:p text:style-name="P5"/>
      <text:p text:style-name="P12">If Yes, please specify the parts you didn't like, or found confusing, and why</text:p>
      <text:p text:style-name="P6"><draw:control text:anchor-type="as-char" draw:z-index="17" draw:style-name="gr3" draw:text-style-name="P18" svg:width="16.934cm" svg:height="4.539cm" draw:control="control18"/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Question 6:</text:p>
      <text:p text:style-name="P7"/>
      <text:p text:style-name="P14"><text:span text:style-name="T4"><text:tab/></text:span><text:span text:style-name="T5">For each of the following features you used in the app, would you describe them as useful tools in improving the rehearsing experience for acting?</text:span></text:p>
      <text:p text:style-name="P8"/>
      <text:p text:style-name="P8"/>
      <text:p text:style-name="P8"/>
      <text:list xml:id="list34683357" text:style-name="L1">
        <text:list-item>
          <text:p text:style-name="P15">Filtering specific pages: </text:p>
          <text:p text:style-name="P15"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6"><draw:control text:anchor-type="as-char" svg:y="-0.439cm" draw:z-index="18" draw:style-name="gr2" draw:text-style-name="P18" svg:width="1.396cm" svg:height="0.825cm" draw:control="control19"/></text:span><text:span text:style-name="T6"><text:tab/></text:span><text:span text:style-name="T6"><draw:control text:anchor-type="as-char" svg:y="-0.439cm" draw:z-index="19" draw:style-name="gr2" draw:text-style-name="P18" svg:width="1.396cm" svg:height="0.825cm" draw:control="control20"/></text:span><text:span text:style-name="T6"><text:tab/></text:span><text:span text:style-name="T6"><draw:control text:anchor-type="as-char" svg:y="-0.439cm" draw:z-index="20" draw:style-name="gr2" draw:text-style-name="P18" svg:width="2.862cm" svg:height="0.825cm" draw:control="control21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4702892" text:continue-numbering="true" text:style-name="L1">
        <text:list-item>
          <text:p text:style-name="P15">Hiding text until proceeding through script: </text:p>
        </text:list-item>
      </text:list>
      <text:p text:style-name="P7"/>
      <text:list xml:id="list346966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6"><draw:control text:anchor-type="as-char" svg:y="-0.439cm" draw:z-index="21" draw:style-name="gr2" draw:text-style-name="P18" svg:width="1.396cm" svg:height="0.825cm" draw:control="control22"/></text:span><text:span text:style-name="T6"><text:tab/></text:span><text:span text:style-name="T6"><draw:control text:anchor-type="as-char" svg:y="-0.439cm" draw:z-index="22" draw:style-name="gr2" draw:text-style-name="P18" svg:width="1.396cm" svg:height="0.825cm" draw:control="control23"/></text:span><text:span text:style-name="T6"><text:tab/></text:span><text:span text:style-name="T6"><draw:control text:anchor-type="as-char" svg:y="-0.439cm" draw:z-index="23" draw:style-name="gr2" draw:text-style-name="P18" svg:width="2.862cm" svg:height="0.825cm" draw:control="control24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4681162" text:continue-numbering="true" text:style-name="L1">
        <text:list-item>
          <text:p text:style-name="P15">Revealing words from hidden text: </text:p>
          <text:p text:style-name="P1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6"><draw:control text:anchor-type="as-char" svg:y="-0.439cm" draw:z-index="24" draw:style-name="gr2" draw:text-style-name="P18" svg:width="1.396cm" svg:height="0.825cm" draw:control="control25"/></text:span><text:span text:style-name="T6"><text:tab/></text:span><text:span text:style-name="T6"><draw:control text:anchor-type="as-char" svg:y="-0.439cm" draw:z-index="25" draw:style-name="gr2" draw:text-style-name="P18" svg:width="1.396cm" svg:height="0.825cm" draw:control="control26"/></text:span><text:span text:style-name="T6"><text:tab/></text:span><text:span text:style-name="T6"><draw:control text:anchor-type="as-char" svg:y="-0.439cm" draw:z-index="26" draw:style-name="gr2" draw:text-style-name="P18" svg:width="2.862cm" svg:height="0.825cm" draw:control="control27"/></text:span></text:p>
                                  <text:p text:style-name="P1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Recording audio: <text:tab/><text:tab/></text:p>
          <text:p text:style-name="P1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6"><draw:control text:anchor-type="as-char" svg:y="-0.439cm" draw:z-index="27" draw:style-name="gr2" draw:text-style-name="P18" svg:width="1.396cm" svg:height="0.825cm" draw:control="control28"/></text:span><text:span text:style-name="T6"><text:tab/></text:span><text:span text:style-name="T6"><draw:control text:anchor-type="as-char" svg:y="-0.439cm" draw:z-index="28" draw:style-name="gr2" draw:text-style-name="P18" svg:width="1.396cm" svg:height="0.825cm" draw:control="control29"/></text:span><text:span text:style-name="T6"><text:tab/></text:span><text:span text:style-name="T6"><draw:control text:anchor-type="as-char" svg:y="-0.439cm" draw:z-index="29" draw:style-name="gr2" draw:text-style-name="P18" svg:width="2.862cm" svg:height="0.825cm" draw:control="control30"/></text:span></text:p>
                                  <text:p text:style-name="P1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Applying recordings to specific lines: <text:tab/><text:tab/></text:p>
          <text:p text:style-name="P1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6"><draw:control text:anchor-type="as-char" svg:y="-0.439cm" draw:z-index="30" draw:style-name="gr2" draw:text-style-name="P18" svg:width="1.396cm" svg:height="0.825cm" draw:control="control31"/></text:span><text:span text:style-name="T6"><text:tab/></text:span><text:span text:style-name="T6"><draw:control text:anchor-type="as-char" svg:y="-0.439cm" draw:z-index="31" draw:style-name="gr2" draw:text-style-name="P18" svg:width="1.396cm" svg:height="0.825cm" draw:control="control32"/></text:span><text:span text:style-name="T6"><text:tab/></text:span><text:span text:style-name="T6"><draw:control text:anchor-type="as-char" svg:y="-0.439cm" draw:z-index="32" draw:style-name="gr2" draw:text-style-name="P18" svg:width="2.862cm" svg:height="0.825cm" draw:control="control33"/></text:span></text:p>
                                  <text:p text:style-name="P1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Adding notes to lines: <text:tab/><text:tab/></text:p>
          <text:p text:style-name="P1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6"><draw:control text:anchor-type="as-char" svg:y="-0.439cm" draw:z-index="33" draw:style-name="gr2" draw:text-style-name="P18" svg:width="1.396cm" svg:height="0.825cm" draw:control="control34"/></text:span><text:span text:style-name="T6"><text:tab/></text:span><text:span text:style-name="T6"><draw:control text:anchor-type="as-char" svg:y="-0.439cm" draw:z-index="34" draw:style-name="gr2" draw:text-style-name="P18" svg:width="1.396cm" svg:height="0.825cm" draw:control="control35"/></text:span><text:span text:style-name="T6"><text:tab/></text:span><text:span text:style-name="T6"><draw:control text:anchor-type="as-char" svg:y="-0.439cm" draw:z-index="35" draw:style-name="gr2" draw:text-style-name="P18" svg:width="2.862cm" svg:height="0.825cm" draw:control="control36"/></text:span></text:p>
                                  <text:p text:style-name="P1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Record statistics as you rehearse script:</text:p>
          <text:p text:style-name="P15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text:span text:style-name="T6"><draw:control text:anchor-type="as-char" svg:y="-0.439cm" draw:z-index="36" draw:style-name="gr2" draw:text-style-name="P18" svg:width="1.396cm" svg:height="0.825cm" draw:control="control37"/></text:span><text:span text:style-name="T6"><text:tab/></text:span><text:span text:style-name="T6"><draw:control text:anchor-type="as-char" svg:y="-0.439cm" draw:z-index="37" draw:style-name="gr2" draw:text-style-name="P18" svg:width="1.396cm" svg:height="0.825cm" draw:control="control38"/></text:span><text:span text:style-name="T6"><text:tab/></text:span><text:span text:style-name="T6"><draw:control text:anchor-type="as-char" svg:y="-0.439cm" draw:z-index="38" draw:style-name="gr2" draw:text-style-name="P18" svg:width="2.862cm" svg:height="0.825cm" draw:control="control39"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Question 7:</text:p>
      <text:p text:style-name="P7"/>
      <text:p text:style-name="P7"><text:tab/><text:span text:style-name="T3">Are there any features that weren't in the app that you feel should have been included?</text:span></text:p>
      <text:p text:style-name="P8"/>
      <text:p text:style-name="P4"><text:span text:style-name="T3"><text:tab/><text:tab/><text:tab/></text:span><text:span text:style-name="T3"><draw:control text:anchor-type="as-char" svg:y="-0.439cm" draw:z-index="39" draw:style-name="gr2" draw:text-style-name="P18" svg:width="1.396cm" svg:height="0.825cm" draw:control="control40"/></text:span><text:span text:style-name="T3"><text:tab/><text:tab/><text:tab/><text:tab/></text:span><text:span text:style-name="T3"><draw:control text:anchor-type="as-char" svg:y="-0.439cm" draw:z-index="40" draw:style-name="gr2" draw:text-style-name="P18" svg:width="1.396cm" svg:height="0.825cm" draw:control="control41"/></text:span></text:p>
      <text:p text:style-name="P5"/>
      <text:p text:style-name="P12">If Yes, please specify the features you would have liked included</text:p>
      <text:p text:style-name="P6"><draw:control text:anchor-type="as-char" draw:z-index="41" draw:style-name="gr3" draw:text-style-name="P18" svg:width="16.934cm" svg:height="4.539cm" draw:control="control42"/></text:p>
      <text:p text:style-name="P4"/>
      <text:p text:style-name="P4"/>
      <text:p text:style-name="P7">Question 8:</text:p>
      <text:p text:style-name="P7"/>
      <text:p text:style-name="P7"><text:tab/><text:span text:style-name="T3">Finally, would you use the “Learn Your Lines” app in the future to rehearse?</text:span></text:p>
      <text:p text:style-name="P8"/>
      <text:p text:style-name="P4"><text:span text:style-name="T3"><text:tab/><text:tab/><text:tab/></text:span><text:span text:style-name="T3"><draw:control text:anchor-type="as-char" svg:y="-0.439cm" draw:z-index="42" draw:style-name="gr2" draw:text-style-name="P18" svg:width="1.396cm" svg:height="0.825cm" draw:control="control43"/></text:span><text:span text:style-name="T3"><text:tab/><text:tab/><text:tab/><text:tab/></text:span><text:span text:style-name="T3"><draw:control text:anchor-type="as-char" svg:y="-0.439cm" draw:z-index="43" draw:style-name="gr2" draw:text-style-name="P18" svg:width="1.396cm" svg:height="0.825cm" draw:control="control4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1M25S</meta:editing-duration>
    <meta:editing-cycles>8</meta:editing-cycles>
    <meta:generator>OpenOffice.org/3.3$Win32 OpenOffice.org_project/330m20$Build-9567</meta:generator>
    <dc:date>2013-03-17T14:54:02.40</dc:date>
    <dc:creator>Daniel Muir</dc:creator>
    <meta:document-statistic meta:table-count="0" meta:image-count="0" meta:object-count="0" meta:page-count="4" meta:paragraph-count="52" meta:word-count="222" meta:character-count="1334"/>
    <meta:user-defined meta:name="Info 1"/>
    <meta:user-defined meta:name="Info 2"/>
    <meta:user-defined meta:name="Info 3"/>
    <meta:user-defined meta:name="Info 4"/>
  </office:meta>
</office:document-meta>
</file>